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1375in"/>
    </style:style>
    <style:style style:name="Table1.B" style:family="table-column">
      <style:table-column-properties style:column-width="5.019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list-style-name="WW8Num6"/>
    <style:style style:name="P3" style:family="paragraph" style:parent-style-name="Standard">
      <style:text-properties fo:font-size="16pt" style:font-size-asian="16pt"/>
    </style:style>
    <style:style style:name="P4" style:family="paragraph" style:parent-style-name="Standard">
      <style:paragraph-properties>
        <style:tab-stops>
          <style:tab-stop style:position="0.5in"/>
        </style:tab-stops>
      </style:paragraph-properties>
      <style:text-properties fo:font-size="16pt" style:font-size-asian="16pt"/>
    </style:style>
    <style:style style:name="P5" style:family="paragraph" style:parent-style-name="Standard">
      <style:paragraph-properties>
        <style:tab-stops>
          <style:tab-stop style:position="1.0972in"/>
        </style:tab-stops>
      </style:paragraph-properties>
    </style:style>
    <style:style style:name="P6" style:family="paragraph" style:parent-style-name="Standard" style:list-style-name="WW8Num7"/>
    <style:style style:name="P7" style:family="paragraph" style:parent-style-name="Standard" style:list-style-name="WW8Num8"/>
    <style:style style:name="P8" style:family="paragraph" style:parent-style-name="Standard">
      <style:paragraph-properties style:snap-to-layout-grid="false"/>
    </style:style>
    <style:style style:name="P9" style:family="paragraph" style:parent-style-name="Standard">
      <style:text-properties fo:font-size="72pt" style:font-size-asian="72pt"/>
    </style:style>
    <style:style style:name="P10" style:family="paragraph" style:parent-style-name="Standard">
      <style:text-properties fo:font-size="18pt" style:font-size-asian="18pt"/>
    </style:style>
    <style:style style:name="P11" style:family="paragraph" style:parent-style-name="Standard" style:list-style-name="WW8Num1"/>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style>
    <style:style style:name="P14" style:family="paragraph" style:parent-style-name="Standard">
      <style:paragraph-properties fo:text-align="center" style:justify-single-word="false" fo:break-before="page"/>
      <style:text-properties style:text-underline-style="solid" style:text-underline-width="auto" style:text-underline-color="font-color"/>
    </style:style>
    <style:style style:name="P15" style:family="paragraph" style:parent-style-name="Standard">
      <style:paragraph-properties fo:margin-left="0.5in" fo:margin-right="0in" fo:text-indent="-0.5in" style:auto-text-indent="false"/>
    </style:style>
    <style:style style:name="P16" style:family="paragraph" style:parent-style-name="Standard" style:list-style-name="WW8Num5">
      <style:paragraph-properties fo:margin-left="0.5in" fo:margin-right="0in" fo:text-indent="-0.5in" style:auto-text-indent="false">
        <style:tab-stops/>
      </style:paragraph-properties>
    </style:style>
    <style:style style:name="P17" style:family="paragraph" style:parent-style-name="Standard">
      <style:paragraph-properties fo:margin-left="0.5in" fo:margin-right="0in" fo:text-indent="-0.45in" style:auto-text-indent="false"/>
    </style:style>
    <style:style style:name="P18" style:family="paragraph" style:parent-style-name="Standard">
      <style:paragraph-properties fo:margin-left="0.25in" fo:margin-right="0in" fo:text-indent="0in" style:auto-text-indent="false"/>
    </style:style>
    <style:style style:name="P19" style:family="paragraph" style:parent-style-name="Standard">
      <style:paragraph-properties fo:margin-top="0in" fo:margin-bottom="0.0835in"/>
    </style:style>
    <style:style style:name="P20" style:family="paragraph" style:parent-style-name="Standard" style:list-style-name="WW8Num1">
      <style:paragraph-properties fo:margin-top="0in" fo:margin-bottom="0.0835in"/>
    </style:style>
    <style:style style:name="P21" style:family="paragraph" style:parent-style-name="Standard" style:master-page-name="First_20_Page">
      <style:paragraph-properties style:page-number="auto"/>
    </style:style>
    <style:style style:name="P22" style:family="paragraph" style:parent-style-name="Heading_20_1">
      <style:paragraph-properties fo:text-align="center" style:justify-single-word="false"/>
    </style:style>
    <style:style style:name="P23" style:family="paragraph" style:parent-style-name="Heading_20_1">
      <style:paragraph-properties fo:text-align="center" style:justify-single-word="false"/>
      <style:text-properties fo:font-variant="small-caps" fo:font-weight="bold" style:font-weight-asian="bold"/>
    </style:style>
    <style:style style:name="P24" style:family="paragraph" style:parent-style-name="Heading_20_1">
      <style:paragraph-properties fo:margin-top="0in" fo:margin-bottom="0.0835in" fo:text-align="center" style:justify-single-word="false"/>
      <style:text-properties fo:font-variant="small-caps" fo:font-weight="bold" style:font-weight-asian="bold"/>
    </style:style>
    <style:style style:name="P25" style:family="paragraph" style:parent-style-name="Footer">
      <style:text-properties fo:font-size="10pt" style:font-size-asian="10pt"/>
    </style:style>
    <style:style style:name="P26" style:family="paragraph" style:parent-style-name="Header">
      <style:paragraph-properties>
        <style:tab-stops/>
      </style:paragraph-properties>
    </style:style>
    <style:style style:name="P27" style:family="paragraph" style:parent-style-name="Header" style:list-style-name="WW8Num7">
      <style:paragraph-properties>
        <style:tab-stops/>
      </style:paragraph-properties>
    </style:style>
    <style:style style:name="P28" style:family="paragraph" style:parent-style-name="Header">
      <style:paragraph-properties fo:margin-top="0in" fo:margin-bottom="0.0835in">
        <style:tab-stops/>
      </style:paragraph-properties>
    </style:style>
    <style:style style:name="P29" style:family="paragraph" style:parent-style-name="Text_20_body_20_indent">
      <style:text-properties fo:font-size="16pt" style:font-size-asian="16pt"/>
    </style:style>
    <style:style style:name="T1" style:family="text">
      <style:text-properties fo:font-weight="bold" style:font-weight-asian="bold"/>
    </style:style>
    <style:style style:name="T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Overview of an Undergraduate Thesis</text:p>
      <text:p text:style-name="P1"/>
      <text:p text:style-name="P1">A. <text:s/>MENTAL PREPARATION: <text:s/>Framing Your Task</text:p>
      <text:p text:style-name="Standard"/>
      <text:p text:style-name="Standard">Before you start to write your thesis (or, really, any document), there are three <text:span text:style-name="T1">essential</text:span> questions to consider. <text:s/>Here are some sample answers: <text:s/></text:p>
      <text:p text:style-name="Standard"/>
      <text:p text:style-name="Standard"/>
      <text:p text:style-name="P4">1. <text:s/><text:tab/>Who, specifically, is my <text:s/>audience?</text:p>
      <text:p text:style-name="Standard"/>
      <text:list xml:id="list2158248094" text:style-name="WW8Num6">
        <text:list-item>
          <text:p text:style-name="P2">My advisor</text:p>
        </text:list-item>
        <text:list-item>
          <text:p text:style-name="P2">Certain of my peers: <text:s/>__________________________</text:p>
        </text:list-item>
        <text:list-item>
          <text:p text:style-name="P2">The EAPS communication resource</text:p>
        </text:list-item>
        <text:list-item>
          <text:p text:style-name="P2">___________________________________________</text:p>
        </text:list-item>
        <text:list-item>
          <text:p text:style-name="P2">___________________________________________</text:p>
        </text:list-item>
        <text:list-item>
          <text:p text:style-name="P2">___________________________________________</text:p>
        </text:list-item>
        <text:list-item>
          <text:p text:style-name="P2">___________________________________________</text:p>
        </text:list-item>
      </text:list>
      <text:p text:style-name="P5"><text:tab/></text:p>
      <text:p text:style-name="P3">2. <text:s/><text:tab/>What is my intended purpose for this document?</text:p>
      <text:p text:style-name="P3"/>
      <text:list xml:id="list166265003" text:style-name="WW8Num7">
        <text:list-item>
          <text:p text:style-name="P27">To convey my enthusiasm for my topic</text:p>
        </text:list-item>
        <text:list-item>
          <text:p text:style-name="P6">To expand and then demonstrate my knowledge of my field</text:p>
        </text:list-item>
        <text:list-item>
          <text:p text:style-name="P6">To demonstrate the professional quality of my research</text:p>
        </text:list-item>
        <text:list-item>
          <text:p text:style-name="P6">To produce certain results defined by myself and my advisor</text:p>
        </text:list-item>
      </text:list>
      <text:list xml:id="list371661522" text:continue-list="list2158248094" text:style-name="WW8Num6">
        <text:list-item>
          <text:p text:style-name="P2">___________________________________________</text:p>
        </text:list-item>
        <text:list-item>
          <text:p text:style-name="P2">___________________________________________</text:p>
        </text:list-item>
        <text:list-item>
          <text:p text:style-name="P2">___________________________________________</text:p>
        </text:list-item>
        <text:list-item>
          <text:p text:style-name="P2">___________________________________________</text:p>
        </text:list-item>
        <text:list-item>
          <text:p text:style-name="P2">___________________________________________</text:p>
        </text:list-item>
      </text:list>
      <text:p text:style-name="Standard"/>
      <text:p text:style-name="P29">3. <text:s/><text:tab/>What are the desired outcomes of this document? <text:s/>How will I judge its success? <text:s/>What will readers take away from it? <text:s/></text:p>
      <text:p text:style-name="Standard"/>
      <text:list xml:id="list132028670" text:style-name="WW8Num8">
        <text:list-item>
          <text:p text:style-name="P7">A good grade <text:s text:c="2"/>:-) <text:s text:c="2"/></text:p>
        </text:list-item>
        <text:list-item>
          <text:p text:style-name="P7">My expanded professional reputation for credibility, hard work, responsiveness, creativity, intelligence, persistence, ….</text:p>
        </text:list-item>
        <text:list-item>
          <text:p text:style-name="P7">Completion of my degree</text:p>
        </text:list-item>
        <text:list-item>
          <text:p text:style-name="P7">Publication, grad school, a job….</text:p>
        </text:list-item>
      </text:list>
      <text:list xml:id="list1852060706" text:continue-list="list371661522" text:style-name="WW8Num6">
        <text:list-item>
          <text:p text:style-name="P2">___________________________________________</text:p>
        </text:list-item>
        <text:list-item>
          <text:p text:style-name="P2">___________________________________________</text:p>
        </text:list-item>
        <text:list-item>
          <text:p text:style-name="P2">___________________________________________</text:p>
        </text:list-item>
        <text:list-item>
          <text:p text:style-name="P2"><text:soft-page-break/>___________________________________________</text:p>
        </text:list-item>
      </text:list>
      <text:p text:style-name="Standard"/>
      <text:p text:style-name="P12"/>
      <text:p text:style-name="P1">Overview of an Undergraduate Thesis</text:p>
      <text:p text:style-name="P1"/>
      <text:p text:style-name="P1">B. <text:s/>STRUCTURE OF A STANDARD THESIS</text:p>
      <text:p text:style-name="Standard"/>
      <text:p text:style-name="Standard">The structure of your thesis should fit the needs of the content, and be clear and logical; there is no <text:span text:style-name="T1">right</text:span> structure. <text:s/>You should, however, be familiar with the <text:span text:style-name="T1">standard</text:span> thesis structure, so that you know what readers generally expect. <text:s text:c="2"/>You may adapt these sections to your work as you and your advisor see fit.</text:p>
      <text:p text:style-name="Standard"/>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h text:style-name="Heading_20_3" text:outline-level="3">FRONT MATTER (title, TOC, Table of Figures, acknowledgements)</text:h>
          </table:table-cell>
        </table:table-row>
        <table:table-row table:style-name="Table1.1">
          <table:table-cell table:style-name="Table1.A1" office:value-type="string">
            <text:h text:style-name="Heading_20_2" text:outline-level="2">I</text:h>
          </table:table-cell>
          <table:table-cell table:style-name="Table1.B1" office:value-type="string">
            <text:h text:style-name="Heading_20_3" text:outline-level="3">INTRODUCTION</text:h>
          </table:table-cell>
        </table:table-row>
        <table:table-row table:style-name="Table1.1">
          <table:table-cell table:style-name="Table1.A1" office:value-type="string">
            <text:p text:style-name="P9">M</text:p>
          </table:table-cell>
          <table:table-cell table:style-name="Table1.B1" office:value-type="string">
            <text:p text:style-name="P10">METHODS</text:p>
          </table:table-cell>
        </table:table-row>
        <table:table-row table:style-name="Table1.1">
          <table:table-cell table:style-name="Table1.A1" office:value-type="string">
            <text:p text:style-name="P9">R</text:p>
          </table:table-cell>
          <table:table-cell table:style-name="Table1.B1" office:value-type="string">
            <text:p text:style-name="P10">RESULTS</text:p>
          </table:table-cell>
        </table:table-row>
        <table:table-row table:style-name="Table1.1">
          <table:table-cell table:style-name="Table1.A1" office:value-type="string">
            <text:p text:style-name="P9">A</text:p>
          </table:table-cell>
          <table:table-cell table:style-name="Table1.B1" office:value-type="string">
            <text:p text:style-name="P10">ANALYSIS</text:p>
          </table:table-cell>
        </table:table-row>
        <table:table-row table:style-name="Table1.1">
          <table:table-cell table:style-name="Table1.A1" office:value-type="string">
            <text:p text:style-name="P9">D</text:p>
          </table:table-cell>
          <table:table-cell table:style-name="Table1.B1" office:value-type="string">
            <text:p text:style-name="P10">DISCUSSION</text:p>
          </table:table-cell>
        </table:table-row>
        <text:soft-page-break/>
        <table:table-row table:style-name="Table1.1">
          <table:table-cell table:style-name="Table1.A1" office:value-type="string">
            <text:p text:style-name="P8"/>
          </table:table-cell>
          <table:table-cell table:style-name="Table1.B1" office:value-type="string">
            <text:p text:style-name="P10">BACK MATTER (see references, footnotes___)</text:p>
          </table:table-cell>
        </table:table-row>
      </table:table>
      <text:p text:style-name="Standard"/>
      <text:p text:style-name="Standard"/>
      <text:p text:style-name="Standard"/>
      <text:p text:style-name="P14">INTRODUCTION</text:p>
      <text:p text:style-name="Standard"/>
      <text:p text:style-name="Standard">Your introduction should start with the basics, assuming the reader has no prior knowledge of your work, and has not read the title or the abstract. </text:p>
      <text:p text:style-name="Standard"/>
      <text:p text:style-name="Standard">A typical introduction has four elements, and sometimes a fifth. <text:s/></text:p>
      <text:p text:style-name="Standard"/>
      <text:list xml:id="list1037413921" text:style-name="WW8Num5">
        <text:list-item>
          <text:p text:style-name="P16"><text:span text:style-name="T1">Your research question</text:span>: <text:s/>a clear, concise statement of the problem your are attempting to solve, or the question you are addressing. </text:p>
        </text:list-item>
      </text:list>
      <text:p text:style-name="P15"/>
      <text:list xml:id="list1837679707" text:continue-numbering="true" text:style-name="WW8Num5">
        <text:list-item>
          <text:p text:style-name="P16"><text:span text:style-name="T1">Background:</text:span> <text:s/>enough to put that research question in context for your reader<text:line-break/><text:line-break/>For example, “A is known, B is known, C is known. <text:s/>However, X is not known. <text:s/>Here is the gap in knowledge that this research proposes to fill.” <text:s/>Or, “Here is the current theory. <text:s/>This research attempts to refute the theory in the following way.” <text:s/><text:line-break/><text:line-break/>This background element of the Introduction may be an expansion of the first element, in that it works its way up to a restatement of the research question, which now has deeper context. </text:p>
        </text:list-item>
      </text:list>
      <text:p text:style-name="Standard"/>
      <text:p text:style-name="P15">3. <text:s/><text:tab/><text:span text:style-name="T1">Motivation</text:span>: <text:s/>a justification for the project, a statement of its importance to you and/or to your field. <text:s/>Why are you doing it? <text:s/>What will it produce, solve, or clarify? What benefits will it provide?</text:p>
      <text:p text:style-name="Standard"/>
      <text:p text:style-name="P15">4. <text:tab/><text:span text:style-name="T1">Approach</text:span>: <text:s/>a statement of the method you have used to address the question or solve the problem. <text:s/><text:line-break/><text:line-break/>You might, for example, name the method of investigation: <text:s/>“According to the method of Smith and Jones,…” <text:s/>Or you might name the technical tools you plan to use: <text:s/>“By infrared spectroscopy and centrifugation….” <text:s/><text:line-break/><text:line-break/>You may also need to address why this problem has not already been solved: <text:s/>what, for example, have the technical limitations been? <text:s/>What new tools make your work possible? <text:s/></text:p>
      <text:p text:style-name="Standard"/>
      <text:p text:style-name="P15">5.<text:tab/>If your paper is structured in some way <text:span text:style-name="T1">other than the standard IMRAD </text:span>format, an <text:span text:style-name="T1">advanced organizer</text:span>: <text:s/>a description, section by section, of what your paper contains; where readers should look for various information; a summary of your organization, somewhat like a brief Table of Contents written in prose. <text:s/><text:line-break/><text:line-break/>For example, “Section 2 describes the theory, Section 3 the apparatus, and Section 4 the laboratory protocols.” <text:line-break/><text:soft-page-break/><text:line-break/>If your paper is structured according to the standard IMRAD format, however, <text:s/>you don’t need an advanced organizer because your organization will match readers’ expectations.</text:p>
      <text:p text:style-name="P14">METHODS</text:p>
      <text:p text:style-name="Standard"/>
      <text:p text:style-name="P26"/>
      <text:p text:style-name="Standard">The Methods section tells the <text:span text:style-name="T1">story</text:span> of what you did and how you did it. <text:s/>The organization is given: <text:span text:style-name="T1">step by step</text:span>, in the order in which you did things. <text:s/>It is written in past tense.</text:p>
      <text:p text:style-name="Standard"/>
      <text:p text:style-name="Standard">The level of detail of this section is generally assessed as that which would allow a reader (of approximately your expertise) to follow in your footsteps and <text:span text:style-name="T1">replicate</text:span> your work.</text:p>
      <text:p text:style-name="Standard"/>
      <text:p text:style-name="Standard">The voice is focused on the work itself, rather than on your experience of the work. <text:s/>For example: “The reaction mixture turned blue,” not, “I saw the mixture turn blue.” <text:s/></text:p>
      <text:p text:style-name="Standard"/>
      <text:p text:style-name="Standard"/>
      <text:p text:style-name="Standard"/>
      <text:p text:style-name="P12"/>
      <text:h text:style-name="P22" text:outline-level="1">RESULTS</text:h>
      <text:p text:style-name="Standard"/>
      <text:p text:style-name="Standard"/>
      <text:p text:style-name="Standard">The Results section describes the facts, the data, the observations. <text:s/>When you used those materials and followed those methods, what happened? <text:s/>What was the outcome? </text:p>
      <text:p text:style-name="Standard"/>
      <text:p text:style-name="Standard">The criterion for inclusion in the Results section is objective fact that is not subject to argument or interpretation. <text:s/>Data are presented, not discussed. <text:s/></text:p>
      <text:p text:style-name="Standard"/>
      <text:p text:style-name="Standard">Data are generally displayed in this section in Table form, with neither selection nor interpretation. <text:s/>Row and column headings on each Table should be self-explanatory. </text:p>
      <text:p text:style-name="Standard"/>
      <text:p text:style-name="Standard">Each Table should have a number and a title, which are, by convention, placed above the Table itself. <text:s/>Prior to inserting the Table, the point of it should be described in the text: Why is this Table included? What is the reader supposed to notice? <text:s/></text:p>
      <text:p text:style-name="Standard"/>
      <text:p text:style-name="Standard">If you have data that are not immediately relevant to your storyline (for example data that convey experimental failures or false starts), or if you have data that are extensive and can be sufficiently represented by a few select examples, they can be organized as Appendices and put in the Back Matter rather than in the Results section. <text:s/></text:p>
      <text:p text:style-name="Standard"/>
      <text:p text:style-name="Standard">(See also <text:span text:style-name="T1">Graphics</text:span>, below.)</text:p>
      <text:p text:style-name="P14">ANALYSIS and DISCUSSION</text:p>
      <text:p text:style-name="Standard"/>
      <text:p text:style-name="Standard"/>
      <text:p text:style-name="Standard">The Results section gives the facts; the Analysis and Discussion sections <text:span text:style-name="T1">interpret</text:span> and build on them. <text:s/></text:p>
      <text:p text:style-name="Standard"/>
      <text:p text:style-name="Standard">The Analysis section typically provides and explains your Figures—the various kinds of graphical elements that clarify the relationships you propose among your data. <text:s/>(See <text:span text:style-name="T1">Graphics</text:span>, below.)</text:p>
      <text:p text:style-name="Standard"/>
      <text:p text:style-name="Standard">Analysis and Discussion may be a single sections, two separate sections, or broken down into more specific segments, depending on the requirements of your content. <text:s/>Between them, they contain some or all of the following elements:</text:p>
      <text:p text:style-name="Standard"/>
      <text:p text:style-name="P17">1. <text:s/><text:tab/>Your argument for what’s going on in your data, why you think you got what you got, what it means, its implications.</text:p>
      <text:p text:style-name="P17"/>
      <text:p text:style-name="P17">2. <text:s/><text:tab/>Your fulfilling of the Introductory elements: <text:s/>the answer to the research question you posed, for example, or your analysis of how your work fits into the context you set out.</text:p>
      <text:p text:style-name="P17"/>
      <text:p text:style-name="P17">3.<text:tab/>Your explanation of any discrepancies between what you expected and what you found.</text:p>
      <text:p text:style-name="P17"/>
      <text:p text:style-name="P17">4. <text:tab/>Description and explanation of any failures, errors, bias, or other uncertainties.</text:p>
      <text:p text:style-name="P17"/>
      <text:p text:style-name="P17">5. <text:tab/>Your thoughts about future research or next steps.</text:p>
      <text:p text:style-name="P17"/>
      <text:p text:style-name="P17">6. <text:tab/> Anything else you need to say that hasn’t fit elsewhere. <text:s/></text:p>
      <text:p text:style-name="Standard"/>
      <text:p text:style-name="Standard"/>
      <text:p text:style-name="Standard">In this section, you may use first person “I” where you have a compelling reason. <text:s/>For example, you are bringing your knowledge and expertise to bear on your subject, so you may appropriately say, “I think,” “I expected,” “I suggest,” “I speculate.” <text:s/></text:p>
      <text:p text:style-name="Standard"/>
      <text:p text:style-name="P13">OTHER CONTENT ELEMENTS</text:p>
      <text:p text:style-name="Standard"/>
      <text:h text:style-name="P23" text:outline-level="1">Front matter</text:h>
      <text:p text:style-name="P18"/>
      <text:p text:style-name="Standard">Front matter refers to all the bits of organizational information that appear at the front of the thesis! <text:s/>It typically includes the following:</text:p>
      <text:p text:style-name="P18"/>
      <text:list xml:id="list1136745692" text:style-name="WW8Num1">
        <text:list-item>
          <text:p text:style-name="P11">Title page <text:s/>(must perfectly match sample Title Page, at _____)</text:p>
        </text:list-item>
        <text:list-item>
          <text:p text:style-name="P11">Table of Contents </text:p>
        </text:list-item>
        <text:list-item>
          <text:p text:style-name="P11">List of Tables </text:p>
        </text:list-item>
        <text:list-item>
          <text:p text:style-name="P11">List of Figures <text:s/></text:p>
        </text:list-item>
      </text:list>
      <text:p text:style-name="Standard"/>
      <text:p text:style-name="Standard">Front matter may also include:</text:p>
      <text:list xml:id="list634499248" text:continue-numbering="true" text:style-name="WW8Num1">
        <text:list-item>
          <text:p text:style-name="P11">Acknowledgements </text:p>
        </text:list-item>
        <text:list-item>
          <text:p text:style-name="P11">Dedication</text:p>
        </text:list-item>
        <text:list-item>
          <text:p text:style-name="P11">List of Appendices</text:p>
        </text:list-item>
      </text:list>
      <text:p text:style-name="P18"/>
      <text:p text:style-name="P18"/>
      <text:h text:style-name="P24" text:outline-level="1">Abstract</text:h>
      <text:p text:style-name="P19">The Abstract is a brief summary of your research and results. <text:s/>Its purpose is to allow other researchers to quickly understand the essence of your work and its meaning, in order to determine whether to read it in more depth. <text:s/></text:p>
      <text:p text:style-name="P19">There are two kinds of Abstract: <text:s/>Descriptive and Informative. <text:s/>The descriptive Abstract is generally used for work that has not been completed; for example, in a funding proposal. <text:s/>Therefore, it will not include results. <text:s/>The Informative Abstract is generally used for work, such as your thesis, that has been completed. <text:s/>For more information, see The <text:s/>Mayfield Handbook of Scientific and Technical Writing.</text:p>
      <text:p text:style-name="P19">For most people the Abstract is the last part of the thesis to be written, since it requires a knowledge of the complete work. </text:p>
      <text:p text:style-name="P28">See “Abstract Worksheet,” at _____</text:p>
      <text:p text:style-name="P19"/>
      <text:p text:style-name="P19"/>
      <text:h text:style-name="P24" text:outline-level="1">Back matter</text:h>
      <text:list xml:id="list151496266" text:continue-numbering="true" text:style-name="WW8Num1">
        <text:list-item>
          <text:p text:style-name="P20">A bibliography of all cited references <text:s/>is a required component of the thesis.</text:p>
        </text:list-item>
        <text:list-item>
          <text:p text:style-name="P20">Appendices may be included when there is backup material that is long, dense, not directly relevant, or would otherwise interrupt the reader’s ability to follow and understand the throughline of your work. </text:p>
        </text:list-item>
        <text:list-item>
          <text:p text:style-name="P20">An Index may be included for convenience of the reader</text:p>
        </text:list-item>
      </text:list>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style:style>
    <style:style style:name="Heading_20_2" style:display-name="Heading 2" style:family="paragraph" style:parent-style-name="Standard" style:next-style-name="Standard" style:default-outline-level="2" style:class="text">
      <style:paragraph-properties fo:keep-with-next="always"/>
      <style:text-properties fo:font-size="72pt" style:font-size-asian="72pt"/>
    </style:style>
    <style:style style:name="Heading_20_3" style:display-name="Heading 3" style:family="paragraph" style:parent-style-name="Standard" style:next-style-name="Standard" style:default-outline-level="3" style:class="text">
      <style:paragraph-properties fo:keep-with-next="always"/>
      <style:text-properties fo:font-size="18pt" style:font-size-asian="1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100%" fo:margin-left="0.5in" fo:margin-right="0in" fo:text-indent="-0.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6z0" style:family="text">
      <style:text-properties style:font-name="Wingdings" fo:font-size="8pt" style:font-size-asian="8pt"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fo:font-size="8pt" style:font-size-asian="8pt"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fo:font-size="8pt" style:font-size-asian="8pt"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5">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font-size="10pt" style:font-size-asian="10pt"/>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5in" fo:margin-top="0.461in" style:dynamic-spacing="true"/>
      </style:footer-style>
    </style:page-layout>
    <number:date-style style:name="N120">
      <number:month/>
      <number:text>/</number:text>
      <number:day/>
      <number:text>/</number:text>
      <number:year/>
    </number:date-style>
  </office:automatic-styles>
  <office:master-styles>
    <style:master-page style:name="Standard" style:page-layout-name="Mpm1">
      <style:footer>
        <text:p text:style-name="MP1">IMRAD: <text:s/>the Standard Thesis<text:tab/><text:span text:style-name="Page_20_Number"><text:page-number text:select-page="current">11</text:page-number></text:span><text:span text:style-name="Page_20_Number"><text:tab/></text:span><text:span text:style-name="Page_20_Number"><text:date style:data-style-name="N120" text:date-value="2013-03-12T14:10:59">3/12/13</text:date></text:span></text:p>
        <text:p text:style-name="MP1">jconnor@mit.edu</text:p>
      </style:footer>
    </style:master-page>
    <style:master-page style:name="First_20_Page" style:display-name="First Page" style:page-layout-name="Mpm2" style:next-style-name="Standard">
      <style:header>
        <text:p text:style-name="Header"/>
      </style:header>
      <style:footer>
        <text:p text:style-name="MP1"><text:tab/><text:span text:style-name="Page_20_Number"><text:page-number text:select-page="current">1</text:page-number></text:span><text:span text:style-name="Page_20_Number"><text:tab/></text:span><text:span text:style-name="Page_20_Number"><text:date style:data-style-name="N120" text:date-value="2013-03-12T14:10:59">3/12/13</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8</dc:title>
    <meta:initial-creator>Karen Garofalo</meta:initial-creator>
    <meta:creation-date>2012-04-26T11:43:00</meta:creation-date>
    <dc:creator>Ben </dc:creator>
    <dc:date>2013-03-12T14:10:59</dc:date>
    <meta:print-date>2011-01-25T14:43:00</meta:print-date>
    <meta:editing-cycles>3</meta:editing-cycles>
    <meta:editing-duration>PT1M</meta:editing-duration>
    <meta:generator>LibreOffice/3.5$Linux_X86_64 LibreOffice_project/350m1$Build-2</meta:generator>
    <meta:document-statistic meta:table-count="1" meta:image-count="0" meta:object-count="0" meta:page-count="11" meta:paragraph-count="99" meta:word-count="1393" meta:character-count="8857" meta:non-whitespace-character-count="7472"/>
    <meta:user-defined meta:name="Info 1"/>
    <meta:user-defined meta:name="Info 2"/>
    <meta:user-defined meta:name="Info 3"/>
    <meta:user-defined meta:name="Info 4"/>
  </office:meta>
</office:document-meta>
</file>